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178cm"/>
    </style:style>
    <style:style style:name="Tableau1.B" style:family="table-column">
      <style:table-column-properties style:column-width="14.81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padding="0.097cm" fo:border-left="0.002cm solid #000000" fo:border-right="none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éance n°</text:p>
          </table:table-cell>
          <table:table-cell table:style-name="Tableau1.B1" office:value-type="string">
            <text:p text:style-name="Table_20_Contents">Etapes </text:p>
          </table:table-cell>
        </table:table-row>
        <table:table-row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- Liste des fonctionnalités du tank (donc liste du matériel « technique » a commander + étudier chaque composant Arduino nécessaire (forme, branchements...)</text:p>
            <text:p text:style-name="Table_20_Contents">-La forme des composant va légèrement impacter le design du tank que nous allons adapter.</text:p>
            <text:p text:style-name="Table_20_Contents">-Liste du matériel « design » (principalement les chenilles, le châssis du tank et la coque)</text:p>
            <text:p text:style-name="Table_20_Contents">- Choisir comment notre tank va avancer, se tourner/ tourner la tourelle … (manette ?, Bluetooth)</text:p>
            <text:p text:style-name="Table_20_Contents">- Récupérer les codes déjà faits en TD (avancer la voiture, commander par Bluetooth, détecteur de distance...) et prévoir les modifications à nos contraintes.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-Début du code avec les pièces que nous avons déjà (détecteur de distance, servomoteurs...)</text:p>
            <text:p text:style-name="Table_20_Contents">-Recherche de codes pour les nouveaux composants jamais étudiés (tourelle, lanceur, joystick...)</text:p>
            <text:p text:style-name="Table_20_Contents">- Coder pour chaque élément </text:p>
          </table:table-cell>
        </table:table-row>
        <table:table-row>
          <table:table-cell table:style-name="Tableau1.A4" office:value-type="string">
            <text:p text:style-name="Table_20_Contents">3-4-5-6</text:p>
          </table:table-cell>
          <table:table-cell table:style-name="Tableau1.B2" office:value-type="string">
            <text:p text:style-name="Table_20_Contents">- Continuité du codage de chaque besoin,</text:p>
            <text:p text:style-name="Table_20_Contents">- Mise en commun des codes, test s'il y a des bugs, vérifier que les éléments interagissent bien entre eux.</text:p>
            <text:p text:style-name="Table_20_Contents">- Vérifier que les commandes par Bluetooth/ manette marchent</text:p>
          </table:table-cell>
        </table:table-row>
        <table:table-row>
          <table:table-cell table:style-name="Tableau1.A4" office:value-type="string">
            <text:p text:style-name="Table_20_Contents">7 _ 8 </text:p>
          </table:table-cell>
          <table:table-cell table:style-name="Tableau1.B2" office:value-type="string">
            <text:p text:style-name="Table_20_Contents">- Assemblage de chaque élément sur un squelette pour tester le fonctionnement </text:p>
            <text:p text:style-name="Table_20_Contents">- Premier montage avec la coque, le châssis, la tourelle du tank.</text:p>
            <text:p text:style-name="Table_20_Contents">- Régler les problèmes dus a la forme de la coque/ du châssis ...</text:p>
            <text:p text:style-name="Table_20_Contents">- Montage final du tank</text:p>
          </table:table-cell>
        </table:table-row>
        <table:table-row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Oral de soutenance du proj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1T14:04:22.99</meta:creation-date>
    <meta:document-statistic meta:table-count="1" meta:image-count="0" meta:object-count="0" meta:page-count="1" meta:paragraph-count="23" meta:word-count="219" meta:character-count="1305"/>
    <dc:date>2022-12-11T14:27:10.37</dc:date>
    <meta:editing-duration>PT4M26S</meta:editing-duration>
    <meta:editing-cycles>1</meta:editing-cycles>
    <meta:generator>OpenOffice/4.1.8$Win32 OpenOffice.org_project/418m3$Build-9803</meta:generator>
  </office:meta>
</office:document-meta>
</file>